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fo:color="#00ae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6633" style:font-name="Arial" fo:font-size="10pt" style:font-size-asian="10pt" style:font-size-complex="10pt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f0055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ae00"/>
    </style:style>
    <style:style style:name="T7" style:family="text">
      <style:text-properties fo:color="#00ae00" style:font-name="Courier New" fo:font-weight="bold" style:font-name-asian="Courier New" style:font-weight-asian="bold" style:font-name-complex="Courier New" style:font-weight-complex="bold"/>
    </style:style>
    <style:style style:name="T8" style:family="text">
      <style:text-properties fo:color="#00ae00" fo:font-weight="bold" style:font-weight-asian="bold" style:font-weight-complex="bold"/>
    </style:style>
    <style:style style:name="T9" style:family="text">
      <style:text-properties fo:color="#00ae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color="#0000c0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style:font-name="Arial" fo:letter-spacing="normal" fo:font-style="normal"/>
    </style:style>
    <style:style style:name="T16" style:family="text">
      <style:text-properties fo:color="#557f5f"/>
    </style:style>
    <style:style style:name="T17" style:family="text">
      <style:text-properties fo:color="#3f55bf"/>
    </style:style>
    <style:style style:name="T18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hp app/console generate:bundle --namespace=Application/ShopAdminBundle –format=yml</text:span></text:p>
      <text:p text:style-name="P1"/>
      <text:p text:style-name="P1"><text:tab/>Odpowiedzi na pytania:</text:p>
      <text:p text:style-name="P1"/>
      <text:p text:style-name="P1"><text:s/>Bundle namespace [Application/ShopAdminBundle]: Application/ShopAdminBundle</text:p>
      <text:p text:style-name="P1"><text:s/>Bundle name [ApplicationShopAdminBundle]: ApplicationShopAdminBundle</text:p>
      <text:p text:style-name="P2"><text:s/>Target directory [/home/dragos/work/shop/src]: /home/dragos/work/shop/src &lt;- Linux</text:p>
      <text:p text:style-name="P1"><text:s/>Target directory [C:/sf2_tutorials/shop/src]: C:/sf2_tutorials/shop/src</text:p>
      <text:p text:style-name="P1"><text:s/>Configuration format (yml, xml, php, or annotation) [yml]: yml</text:p>
      <text:p text:style-name="P2"><text:s/>Do you want to generate the whole directory structure [no]? yes &lt;- !!!</text:p>
      <text:p text:style-name="P1"><text:s/>Do you confirm generation [yes]? yes</text:p>
      <text:p text:style-name="P1"><text:s/>Confirm automatic update of your Kernel [yes]? yes</text:p>
      <text:p text:style-name="P1"><text:s/>Confirm automatic update of the Routing [yes]? yes</text:p>
      <text:p text:style-name="P1"/>
      <text:p text:style-name="P1"/>
      <text:p text:style-name="P1">2. Po uruchomieniu powyższego polecenia zostną dodane następujace wpisy:</text:p>
      <text:p text:style-name="P1"/>
      <text:p text:style-name="P1"># shop/app/config/routing.yml</text:p>
      <text:p text:style-name="P14">application_shop_admin:</text:p>
      <text:p text:style-name="P14"><text:s text:c="4"/>resource: "@ApplicationShopAdminBundle/Resources/config/routing.yml"</text:p>
      <text:p text:style-name="P14"><text:s text:c="4"/>prefix: <text:s text:c="2"/>/</text:p>
      <text:p text:style-name="P1"/>
      <text:p text:style-name="P1"># src/Application/ShopAdminBundle/Resources/config/routing.yml</text:p>
      <text:p text:style-name="P14">application_shop_admin_homepage:</text:p>
      <text:p text:style-name="P14"><text:s text:c="4"/>path: <text:s text:c="4"/>/hello/{name}</text:p>
      <text:p text:style-name="P14"><text:s text:c="4"/>defaults: { _controller: ApplicationShopAdminBundle:Default:index }</text:p>
      <text:p text:style-name="P17"/>
      <text:p text:style-name="P1">shop/app/AppKernel.php - do pliku zostaje wprowadzony następujący wpis</text:p>
      <text:p text:style-name="P1"/>
      <text:p text:style-name="P4">$bundles = array( <text:s text:c="11"/></text:p>
      <text:p text:style-name="P4"><text:tab/>... <text:s text:c="10"/></text:p>
      <text:p text:style-name="P4"><text:tab/>new Application\ShopAdminBundle\ApplicationShopAdminBundle(),<text:line-break/>);</text:p>
      <text:p text:style-name="P1"/>
      <text:p text:style-name="P1">3. Zostaje utwprzony katalog z projektem:</text:p>
      <text:p text:style-name="P4">shop/src/Application/ShopAdminBundle</text:p>
      <text:p text:style-name="P1"/>
      <text:p text:style-name="P1">4.<text:tab/>Czyszczenie cache:</text:p>
      <text:p text:style-name="P1"/>
      <text:p text:style-name="P8"><text:tab/>php app/console cache:clear --env=prod</text:p>
      <text:p text:style-name="P8"><text:tab/>php app/console cache:clear --env=dev</text:p>
      <text:p text:style-name="P1"/>
      <text:p text:style-name="P1">5.<text:tab/>Podgląd nowej strony:</text:p>
      <text:p text:style-name="P1"/>
      <text:p text:style-name="P1"/>
      <text:p text:style-name="P1"><text:tab/>http://shop.localhost/app.php/hello/shop</text:p>
      <text:p text:style-name="P1"><text:tab/>http://shop.localhost/app_dev.php/hello/shop</text:p>
      <text:p text:style-name="P1"/>
      <text:p text:style-name="P1"/>
      <text:p text:style-name="P1"><text:tab/>C:/wamp/bin/apache/Apache2.2.17/conf/httpd.conf</text:p>
      <text:p text:style-name="P1"><text:tab/><text:span text:style-name="T2">LoadModule rewrite_module modules/mod_rewrite.so &lt;- odkomentować</text:span></text:p>
      <text:p text:style-name="P1"><text:tab/></text:p>
      <text:p text:style-name="P1"><text:tab/>http://shop.localhost/hello/shop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anel admin</text:p>
      <text:p text:style-name="P1"/>
      <text:p text:style-name="P1">1. Strona startowa panelu <text:s/><text:span text:style-name="T7">dashboard</text:span></text:p>
      <text:p text:style-name="P7"/>
      <text:p text:style-name="P1"># shop/app/config/routing.yml</text:p>
      <text:p text:style-name="P19">application_shop_admin:</text:p>
      <text:p text:style-name="P19"><text:s text:c="4"/>resource: "@ApplicationShopAdminBundle/Resources/config/routing.yml"</text:p>
      <text:p text:style-name="P18"><text:span text:style-name="T12"><text:s text:c="4"/>prefix: <text:s text:c="2"/>/</text:span><text:span text:style-name="T8">dashboard </text:span><text:span text:style-name="T9">&lt;- ustawiamy prefix</text:span></text:p>
      <text:p text:style-name="P15"/>
      <text:p text:style-name="P15"/>
      <text:p text:style-name="P1">2.</text:p>
      <text:p text:style-name="P1"># src/Application/ShopAdminBundle/Resources/config/routing.yml</text:p>
      <text:p text:style-name="P15"/>
      <text:p text:style-name="P25">application_shop_admin_homepage:</text:p>
      <text:p text:style-name="P24"><text:s text:c="4"/>path: <text:s text:c="4"/>/hello/{name}</text:p>
      <text:p text:style-name="P24"><text:s text:c="4"/>defaults: { _controller: ApplicationShopAdminBundle:Default:index }</text:p>
      <text:p text:style-name="P18"/>
      <text:p text:style-name="P14">application_shop_admin_homepage:</text:p>
      <text:p text:style-name="P14"><text:s text:c="4"/>path: <text:s/>/</text:p>
      <text:p text:style-name="P14"><text:s text:c="4"/>defaults: { _controller: ApplicationShopAdminBundle:Start:index }</text:p>
      <text:p text:style-name="P15"/>
      <text:p text:style-name="P22">Możemy usunąć pliki domyślnego projektu</text:p>
      <text:p text:style-name="P9">src/Application/ShopAdminBundle/Controller/DefaultController.php</text:p>
      <text:p text:style-name="P26">src/Application/ShopAdminBundle/Resources/views/Default/index.html.twig</text:p>
      <text:p text:style-name="P22"/>
      <text:p text:style-name="P22">3. Dodanie kontrolera:</text:p>
      <text:p text:style-name="P21"><text:span text:style-name="T10">#src/Application/ShopAdminBundle/Controller/</text:span><text:span text:style-name="T9">StartController.php</text:span></text:p>
      <text:p text:style-name="P22"/>
      <text:p text:style-name="P22"/>
      <text:p text:style-name="P25">&lt;?php</text:p>
      <text:p text:style-name="P18"/>
      <text:p text:style-name="P27">namespace Application\ShopAdminBundle\Controller;</text:p>
      <text:p text:style-name="P18"/>
      <text:p text:style-name="P18"><text:span text:style-name="T4">use </text:span><text:span text:style-name="T5">Symfony\Bundle\FrameworkBundle\Controller\Controller;</text:span></text:p>
      <text:p text:style-name="P18"/>
      <text:p text:style-name="P18"><text:span text:style-name="T4">class </text:span><text:span text:style-name="T5">StartController </text:span><text:span text:style-name="T4">extends </text:span><text:span text:style-name="T5">Controller</text:span></text:p>
      <text:p text:style-name="P27">{</text:p>
      <text:p text:style-name="P18"><text:span text:style-name="T5"><text:s text:c="4"/></text:span><text:span text:style-name="T4">public function </text:span><text:span text:style-name="T5">indexAction()</text:span></text:p>
      <text:p text:style-name="P27"><text:s text:c="4"/>{</text:p>
      <text:p text:style-name="P18"><text:span text:style-name="T5"><text:s text:c="8"/></text:span><text:span text:style-name="T4">return </text:span><text:span text:style-name="T5">$this-&gt;render(</text:span><text:span text:style-name="T13">'ApplicationShopAdminBundle:Start:index.html.twig'</text:span><text:span text:style-name="T5">);</text:span></text:p>
      <text:p text:style-name="P27"><text:s text:c="4"/>}</text:p>
      <text:p text:style-name="P27">}</text:p>
      <text:p text:style-name="P15"/>
      <text:p text:style-name="P22">4. Dodanie templatki</text:p>
      <text:p text:style-name="P22"/>
      <text:p text:style-name="P22">layout.html.twig</text:p>
      <text:p text:style-name="P21"><text:span text:style-name="T10">src/Application/ShopAdminBundle/Resources/views/</text:span><text:span text:style-name="T9">Start/index.html.twig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Generowanie kontrolera CRUD dla panelu dashboard</text:p>
      <text:p text:style-name="P22"/>
      <text:p text:style-name="P22">1. Mapowanie bazy danych <text:span text:style-name="T18">lub kopiowanie plików z src/Application/ShopBundle/Resources/config/doctrine</text:span></text:p>
      <text:p text:style-name="P22">do src/Application/ShopAdminBundle/Resources/config/<text:span text:style-name="T6">doctrine/:</text:span></text:p>
      <text:p text:style-name="P31"><text:span text:style-name="T14">php app/console doctrine:mapping:import --force </text:span><text:span text:style-name="T15">ApplicationShopAdminBundle</text:span><text:span text:style-name="T14"> yml</text:span></text:p>
      <text:p text:style-name="P22"/>
      <text:p text:style-name="P22">Powykonaniu polecenia zostana dodane pliki:</text:p>
      <text:p text:style-name="P22"/>
      <text:p text:style-name="P22">src/Application/ShopAdminBundle/Resources/config/<text:span text:style-name="T6">doctrine/Category.orm.yml</text:span></text:p>
      <text:p text:style-name="P22">src/Application/ShopAdminBundle/Resources/config/<text:span text:style-name="T6">doctrine/Image.orm.yml</text:span></text:p>
      <text:p text:style-name="P22">src/Application/ShopAdminBundle/Resources/config/<text:span text:style-name="T6">doctrine/Product.orm.yml</text:span></text:p>
      <text:p text:style-name="P22">src/Application/ShopAdminBundle/Resources/config/<text:span text:style-name="T6">doctrine/Review.orm.yml</text:span></text:p>
      <text:p text:style-name="P22">src/Application/ShopAdminBundle/Resources/config/<text:span text:style-name="T6">doctrine/Tag.orm.yml</text:span></text:p>
      <text:p text:style-name="P22">src/Application/ShopAdminBundle/Resources/config/<text:span text:style-name="T6">doctrine/Transaction.orm.yml</text:span></text:p>
      <text:p text:style-name="P22">src/Application/ShopAdminBundle/Resources/config/<text:span text:style-name="T6">doctrine/User.orm.yml</text:span></text:p>
      <text:p text:style-name="P22"/>
      <text:p text:style-name="P22">Po zmapowaniu dodajemy do plików:</text:p>
      <text:p text:style-name="P22"/>
      <text:p text:style-name="P22">src/Application/ShopAdminBundle/Resources/config/<text:span text:style-name="T6">doctrine/Category.orm.yml</text:span></text:p>
      <text:p text:style-name="P22">src/Application/ShopAdminBundle/Resources/config/<text:span text:style-name="T6">doctrine/Product.orm.yml</text:span></text:p>
      <text:p text:style-name="P22">src/Application/ShopAdminBundle/Resources/config/<text:span text:style-name="T6">doctrine/Review.orm.yml</text:span></text:p>
      <text:p text:style-name="P16"/>
      <text:p text:style-name="P15"><text:s text:c="4"/>lifecycleCallbacks:</text:p>
      <text:p text:style-name="P14"><text:s text:c="8"/>prePersist: [ setCreatedAtValue ] </text:p>
      <text:p text:style-name="P14"><text:s text:c="8"/>preUpdate: [ setUpdatedAtValue ]</text:p>
      <text:p text:style-name="P18"/>
      <text:p text:style-name="P22">src/Application/ShopAdminBundle/Resources/config/<text:span text:style-name="T6">doctrine/Transaction.orm.yml</text:span></text:p>
      <text:p text:style-name="P22">src/Application/ShopAdminBundle/Resources/config/<text:span text:style-name="T6">doctrine/User.orm.yml</text:span></text:p>
      <text:p text:style-name="P16"/>
      <text:p text:style-name="P15"><text:s text:c="4"/>lifecycleCallbacks:</text:p>
      <text:p text:style-name="P14"><text:s text:c="8"/>prePersist: [ setCreatedAtValue ]</text:p>
      <text:p text:style-name="P22"/>
      <text:p text:style-name="P22">Dodatkowo w category dodajemy</text:p>
      <text:p text:style-name="P22">src/Application/ShopAdminBundle/Resources/config/<text:span text:style-name="T6">doctrine/Category.orm.yml</text:span></text:p>
      <text:p text:style-name="P20"><text:s text:c="4"/>lifecycleCallbacks:</text:p>
      <text:p text:style-name="P18"><text:s text:c="8"/>prePersist: [ setCreatedAtValue, <text:span text:style-name="T6">setSlugValue</text:span> ] </text:p>
      <text:p text:style-name="P20"><text:s text:c="8"/>preUpdate: [ setUpdatedAtValue, <text:span text:style-name="T6">setSlugValue</text:span> ]</text:p>
      <text:p text:style-name="P22"/>
      <text:p text:style-name="P22">Do product doklejamy:</text:p>
      <text:p text:style-name="P22">src/Application/ShopAdminBundle/Resources/config/<text:span text:style-name="T6">doctrine/Product.orm.yml</text:span></text:p>
      <text:p text:style-name="P22"/>
      <text:p text:style-name="P15"><text:s text:c="4"/>oneToMany:</text:p>
      <text:p text:style-name="P14"><text:s text:c="8"/>reviews:</text:p>
      <text:p text:style-name="P14"><text:s text:c="12"/>targetEntity: Review</text:p>
      <text:p text:style-name="P14"><text:s text:c="12"/>mappedBy: product</text:p>
      <text:p text:style-name="P14"><text:s text:c="12"/>cascade: [ remove ]</text:p>
      <text:p text:style-name="P14"><text:s text:c="8"/>images:</text:p>
      <text:p text:style-name="P14"><text:s text:c="12"/>targetEntity: Image</text:p>
      <text:p text:style-name="P14"><text:s text:c="12"/>mappedBy: product</text:p>
      <text:p text:style-name="P14"><text:s text:c="12"/>cascade: [ remove ]</text:p>
      <text:p text:style-name="P18"/>
      <text:p text:style-name="P22">2. Generowanie klas:</text:p>
      <text:p text:style-name="P29"/>
      <text:p text:style-name="P29">php app/console doctrine:generate:entities ApplicationShopAdminBundle</text:p>
      <text:p text:style-name="P28"/>
      <text:p text:style-name="P22">Po wykonaniu polecenia zostana dodane pliki:</text:p>
      <text:p text:style-name="P22">src/Application/ShopAdminBundle/<text:span text:style-name="T6">Entity/Category.php</text:span></text:p>
      <text:p text:style-name="P22">src/Application/ShopAdminBundle/<text:span text:style-name="T6">Entity/Image.php</text:span></text:p>
      <text:p text:style-name="P22">src/Application/ShopAdminBundle/<text:span text:style-name="T6">Entity/Product.php</text:span></text:p>
      <text:p text:style-name="P22">src/Application/ShopAdminBundle/<text:span text:style-name="T6">Entity/Review.php</text:span></text:p>
      <text:p text:style-name="P22">src/Application/ShopAdminBundle/<text:span text:style-name="T6">Entity/Tag.php</text:span></text:p>
      <text:p text:style-name="P22">src/Application/ShopAdminBundle/<text:span text:style-name="T6">Entity/Transaction.php</text:span></text:p>
      <text:p text:style-name="P22">src/Application/ShopAdminBundle/<text:span text:style-name="T6">Entity/User.php</text:span></text:p>
      <text:p text:style-name="P12"><text:soft-page-break/>3. W powstałych klasach dodajemy następujące wpisy:</text:p>
      <text:p text:style-name="P10"/>
      <text:p text:style-name="P5"><text:span text:style-name="T11">src\Application\ShopAdminBundle\</text:span>Entity\Category.php</text:p>
      <text:p text:style-name="P5"><text:span text:style-name="T11">src\Application\ShopAdminBundle\</text:span>Entity\Product.php</text:p>
      <text:p text:style-name="P6"><text:span text:style-name="T11">src\Application\ShopAdminBundle\</text:span>Entity\Review.php</text:p>
      <text:p text:style-name="P10"/>
      <text:p text:style-name="P11"><text:span text:style-name="T5"><text:s text:c="4"/></text:span><text:span text:style-name="T3">public function </text:span><text:span text:style-name="T5">setCreatedAtValue()</text:span></text:p>
      <text:p text:style-name="P27"><text:s text:c="4"/>{</text:p>
      <text:p text:style-name="P18"><text:span text:style-name="T5"><text:s text:c="8"/></text:span><text:span text:style-name="T16">// Add your code here</text:span></text:p>
      <text:p text:style-name="P18"><text:span text:style-name="T5"><text:s text:c="8"/></text:span><text:span text:style-name="T4">if</text:span><text:span text:style-name="T5">(!$this-&gt;getCreatedAt())</text:span></text:p>
      <text:p text:style-name="P27"><text:s text:c="8"/>{</text:p>
      <text:p text:style-name="P18"><text:span text:style-name="T5"><text:s text:c="12"/>$this-&gt;created_at = </text:span><text:span text:style-name="T4">new </text:span><text:span text:style-name="T5">\DateTime();</text:span></text:p>
      <text:p text:style-name="P27"><text:s text:c="8"/>}</text:p>
      <text:p text:style-name="P27"><text:s text:c="4"/>}</text:p>
      <text:p text:style-name="P18"/>
      <text:p text:style-name="P18"><text:span text:style-name="T5"><text:s text:c="4"/></text:span><text:span text:style-name="T17">/**</text:span></text:p>
      <text:p text:style-name="P30"><text:s text:c="5"/>* @ORM\PreUpdate</text:p>
      <text:p text:style-name="P30"><text:s text:c="5"/>*/</text:p>
      <text:p text:style-name="P18"><text:span text:style-name="T5"><text:s text:c="4"/></text:span><text:span text:style-name="T4">public function </text:span><text:span text:style-name="T5">setUpdatedAtValue()</text:span></text:p>
      <text:p text:style-name="P27"><text:s text:c="4"/>{</text:p>
      <text:p text:style-name="P18"><text:span text:style-name="T5"><text:s text:c="8"/></text:span><text:span text:style-name="T16">// Add your code here</text:span></text:p>
      <text:p text:style-name="P18"><text:span text:style-name="T5"><text:s text:c="8"/>$this-&gt;updated_at = </text:span><text:span text:style-name="T4">new </text:span><text:span text:style-name="T5">\DateTime();</text:span></text:p>
      <text:p text:style-name="P13"><text:s text:c="4"/>}</text:p>
      <text:p text:style-name="P27"/>
      <text:p text:style-name="P6"><text:span text:style-name="T11">src\Application\ShopAdminBundle\</text:span>Entity\Transaction.php</text:p>
      <text:p text:style-name="P6"><text:span text:style-name="T11">src\Application\ShopAdminBundle\</text:span>Entity\User.php</text:p>
      <text:p text:style-name="P10"/>
      <text:p text:style-name="P11"><text:span text:style-name="T5"><text:s text:c="4"/></text:span><text:span text:style-name="T17">/**</text:span></text:p>
      <text:p text:style-name="P30"><text:s text:c="5"/>* @ORM\PrePersist</text:p>
      <text:p text:style-name="P30"><text:s text:c="5"/>*/</text:p>
      <text:p text:style-name="P18"><text:span text:style-name="T5"><text:s text:c="4"/></text:span><text:span text:style-name="T4">public function </text:span><text:span text:style-name="T5">setCreatedAtValue()</text:span></text:p>
      <text:p text:style-name="P27"><text:s text:c="4"/>{</text:p>
      <text:p text:style-name="P18"><text:span text:style-name="T5"><text:s text:c="8"/></text:span><text:span text:style-name="T16">// Add your code here</text:span></text:p>
      <text:p text:style-name="P18"><text:span text:style-name="T5"><text:s text:c="8"/>$this-&gt;created_at = </text:span><text:span text:style-name="T4">new </text:span><text:span text:style-name="T5">\DateTime();</text:span></text:p>
      <text:p text:style-name="P30"><text:s text:c="4"/>}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39M37S</meta:editing-duration>
    <meta:editing-cycles>68</meta:editing-cycles>
    <meta:generator>OpenOffice.org/3.3$Win32 OpenOffice.org_project/330m20$Build-9567</meta:generator>
    <dc:date>2015-08-12T16:36:03.68</dc:date>
    <dc:creator>szymon idczak</dc:creator>
    <meta:document-statistic meta:table-count="0" meta:image-count="0" meta:object-count="0" meta:page-count="4" meta:paragraph-count="147" meta:word-count="401" meta:character-count="6097"/>
    <meta:user-defined meta:name="Info 1"/>
    <meta:user-defined meta:name="Info 2"/>
    <meta:user-defined meta:name="Info 3"/>
    <meta:user-defined meta:name="Info 4"/>
  </office:meta>
</office:document-meta>
</file>